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T1" style:family="text">
      <style:text-properties officeooo:rsid="000cf330"/>
    </style:style>
    <style:style style:name="T2" style:family="text">
      <style:text-properties officeooo:rsid="000d6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ian</text:p>
      <text:p text:style-name="P1"/>
      <text:p text:style-name="P1">Qu'est ce que Raspbian ?</text:p>
      <text:p text:style-name="P1"><text:tab/>Raspbian est un système d'exploitation basé sur la distribution GNU/Linux Debian et il est optimisé pour être installé sur un Raspberry Pi.</text:p>
      <text:p text:style-name="P1"/>
      <text:p text:style-name="P1">Pourquoi avoir choisi Raspbian ?</text:p>
      <text:p text:style-name="P1"><text:tab/>La Raspberry Pi est une machine doté<text:span text:style-name="T1">e</text:span> d'une faible puissance de calcul et de peu de RAM. Par conséquent, il est préférable d'installer un système optimisé pour la Raspberry Pi. De plus, <text:span text:style-name="T1">R</text:span>aspbian <text:span text:style-name="T1">étant</text:span> un dérivé de Debian, nous avons accès à une majeur<text:span text:style-name="T1">e</text:span> partie de la documentation de <text:span text:style-name="T1">D</text:span>e<text:span text:style-name="T1">b</text:span>ian. Enfin, Raspbian est la distribution la plus utilisé<text:span text:style-name="T1">e</text:span> pour Raspberry <text:span text:style-name="T1">Pi</text:span>, elle bénéficie donc d'une large communauté, active, ce qui peut être très utile.</text:p>
      <text:p text:style-name="P1"/>
      <text:p text:style-name="P1">Java</text:p>
      <text:p text:style-name="P1"><text:tab/>Lors de nos premières rencontres avec le client, il nous avait fournit une liste de projet<text:span text:style-name="T1">s</text:span> développ<text:span text:style-name="T1">és</text:span> en Java qui pouvaient répondre à ses attentes. Nous nous sommes donc intéressé<text:span text:style-name="T1">s</text:span> à cette liste. Dedans se trouv<text:span text:style-name="T1">ait</text:span> le framework JPPF que nous avons choisi car il répondait parfaitement au<text:span text:style-name="T1">x</text:span> attente<text:span text:style-name="T1">s</text:span> du client. De plus, Java est un langage portable, c'est-à-dire qu'il est indépendant de toute plat<text:span text:style-name="T1">e</text:span>forme. Il est sûr, la sécurité fait partie intégrante du système d'exécution et du compilateur, et il est multitâche, c'est-à-dire qu'il permet l'utilisation de threads. La JVM utilise elle-même plusieurs <text:span text:style-name="T2">threa</text:span>d<text:span text:style-name="T1">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20:37:37.95</meta:creation-date>
    <dc:date>2015-01-27T21:46:30.994000000</dc:date>
    <meta:editing-duration>PT59M35S</meta:editing-duration>
    <meta:editing-cycles>4</meta:editing-cycles>
    <meta:generator>LibreOffice/4.2.8.2$Windows_x86 LibreOffice_project/48d50dbfc06349262c9d50868e5c1f630a573ebd</meta:generator>
    <meta:document-statistic meta:table-count="0" meta:image-count="0" meta:object-count="0" meta:page-count="1" meta:paragraph-count="7" meta:word-count="203" meta:character-count="1265" meta:non-whitespace-character-count="1066"/>
  </office:meta>
</office:document-meta>
</file>